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4.071cm"/>
          <style:tab-stop style:position="8.5cm"/>
          <style:tab-stop style:position="14.044cm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officeooo:rsid="0011f4f6" officeooo:paragraph-rsid="0011f4f6"/>
    </style:style>
    <style:style style:name="P3" style:family="paragraph" style:parent-style-name="Text_20_body">
      <style:text-properties officeooo:paragraph-rsid="002b6bfb"/>
    </style:style>
    <style:style style:name="P4" style:family="paragraph" style:parent-style-name="Text_20_body">
      <style:text-properties officeooo:rsid="001b925f" officeooo:paragraph-rsid="001b925f"/>
    </style:style>
    <style:style style:name="P5" style:family="paragraph" style:parent-style-name="Text_20_body">
      <style:text-properties officeooo:rsid="0015757c"/>
    </style:style>
    <style:style style:name="P6" style:family="paragraph" style:parent-style-name="Text_20_body">
      <style:text-properties officeooo:paragraph-rsid="00331f10"/>
    </style:style>
    <style:style style:name="P7" style:family="paragraph" style:parent-style-name="Text_20_body">
      <style:text-properties officeooo:rsid="00353644" officeooo:paragraph-rsid="00353644"/>
    </style:style>
    <style:style style:name="P8" style:family="paragraph" style:parent-style-name="Text_20_body">
      <style:paragraph-properties fo:text-align="center" style:justify-single-word="false"/>
      <style:text-properties officeooo:rsid="00353644" officeooo:paragraph-rsid="00353644"/>
    </style:style>
    <style:style style:name="P9" style:family="paragraph" style:parent-style-name="Text_20_body">
      <style:paragraph-properties fo:text-align="start" style:justify-single-word="false"/>
      <style:text-properties officeooo:rsid="0036a817" officeooo:paragraph-rsid="0036a817"/>
    </style:style>
    <style:style style:name="P10" style:family="paragraph" style:parent-style-name="Text_20_body">
      <style:text-properties officeooo:rsid="00383481" officeooo:paragraph-rsid="00383481"/>
    </style:style>
    <style:style style:name="P11" style:family="paragraph" style:parent-style-name="Text_20_body">
      <style:text-properties fo:font-style="normal" officeooo:rsid="003d70ea" officeooo:paragraph-rsid="003d70ea" style:font-style-asian="normal" style:font-style-complex="normal"/>
    </style:style>
    <style:style style:name="P12" style:family="paragraph" style:parent-style-name="Text_20_body">
      <style:text-properties style:font-name="Linux Libertine Mono O" fo:font-size="10pt" fo:font-style="normal" officeooo:rsid="003d70ea" officeooo:paragraph-rsid="003d70ea" style:font-size-asian="10pt" style:font-style-asian="normal" style:font-size-complex="10pt" style:font-style-complex="normal"/>
    </style:style>
    <style:style style:name="P13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1ccdd0" fo:hyphenate="false"/>
    </style:style>
    <style:style style:name="P14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3849fc" officeooo:paragraph-rsid="003849fc" fo:hyphenate="false"/>
    </style:style>
    <style:style style:name="P15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officeooo:rsid="0010796f" officeooo:paragraph-rsid="0010796f" style:font-style-asian="normal" style:font-style-complex="normal" fo:hyphenate="false"/>
    </style:style>
    <style:style style:name="P16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3ac0e1" officeooo:paragraph-rsid="003ac0e1" fo:hyphenate="false"/>
    </style:style>
    <style:style style:name="P17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3bb682" officeooo:paragraph-rsid="003bb682" fo:hyphenate="false"/>
    </style:style>
    <style:style style:name="P18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style="normal" officeooo:rsid="00390c8b" officeooo:paragraph-rsid="00390c8b" style:font-style-asian="normal" style:font-style-complex="normal" fo:hyphenate="false"/>
    </style:style>
    <style:style style:name="P19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3bb682" officeooo:paragraph-rsid="003bb682" fo:hyphenate="false"/>
    </style:style>
    <style:style style:name="P20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3ce2f7" officeooo:paragraph-rsid="003ce2f7" fo:hyphenate="false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ccdd0" officeooo:paragraph-rsid="001ccdd0" style:font-weight-asian="bold" style:font-weight-complex="bold" fo:hyphenate="false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ebec9" officeooo:paragraph-rsid="001ebec9" style:font-weight-asian="bold" style:font-weight-complex="bold" fo:hyphenate="false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ebec9" officeooo:paragraph-rsid="001ccdd0" style:font-weight-asian="bold" style:font-weight-complex="bold" fo:hyphenate="false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style="normal" fo:font-weight="bold" officeooo:rsid="001ebec9" officeooo:paragraph-rsid="001ebec9" style:font-style-asian="normal" style:font-weight-asian="bold" style:font-style-complex="normal" style:font-weight-complex="bold" fo:hyphenate="false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fo:font-weight="bold" officeooo:rsid="001ebec9" officeooo:paragraph-rsid="002f61ff" style:font-style-asian="normal" style:font-weight-asian="bold" style:font-style-complex="normal" style:font-weight-complex="bold" fo:hyphenate="false"/>
    </style:style>
    <style:style style:name="P26" style:family="paragraph" style:parent-style-name="Heading_20_1">
      <style:text-properties officeooo:paragraph-rsid="001ccdd0"/>
    </style:style>
    <style:style style:name="P27" style:family="paragraph" style:parent-style-name="Heading_20_1">
      <style:text-properties officeooo:rsid="00383481" officeooo:paragraph-rsid="00383481"/>
    </style:style>
    <style:style style:name="P28" style:family="paragraph" style:parent-style-name="Heading_20_1" style:master-page-name="MP0">
      <style:paragraph-properties style:page-number="auto" fo:break-before="page"/>
    </style:style>
    <style:style style:name="P29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officeooo:rsid="003e28e0" officeooo:paragraph-rsid="003e28e0" style:font-style-asian="normal" style:font-style-complex="normal" fo:hyphenate="false"/>
    </style:style>
    <style:style style:name="P30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style="normal" officeooo:rsid="00416509" officeooo:paragraph-rsid="00416509" style:font-style-asian="normal" style:font-style-complex="normal" fo:hyphenate="false"/>
    </style:style>
    <style:style style:name="T1" style:family="text">
      <style:text-properties officeooo:rsid="0029a1be"/>
    </style:style>
    <style:style style:name="T2" style:family="text">
      <style:text-properties officeooo:rsid="0027db30"/>
    </style:style>
    <style:style style:name="T3" style:family="text">
      <style:text-properties officeooo:rsid="002b0b1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ebec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bec9" style:font-weight-asian="bold" style:font-weight-complex="bold"/>
    </style:style>
    <style:style style:name="T9" style:family="text">
      <style:text-properties fo:font-weight="bold" officeooo:rsid="002b6bfb" style:font-weight-asian="bold" style:font-weight-complex="bold"/>
    </style:style>
    <style:style style:name="T10" style:family="text">
      <style:text-properties officeooo:rsid="002dc74d"/>
    </style:style>
    <style:style style:name="T11" style:family="text">
      <style:text-properties officeooo:rsid="002e8261"/>
    </style:style>
    <style:style style:name="T12" style:family="text">
      <style:text-properties officeooo:rsid="002f61ff"/>
    </style:style>
    <style:style style:name="T13" style:family="text">
      <style:text-properties officeooo:rsid="00313342"/>
    </style:style>
    <style:style style:name="T14" style:family="text">
      <style:text-properties officeooo:rsid="00331f10"/>
    </style:style>
    <style:style style:name="T15" style:family="text">
      <style:text-properties officeooo:rsid="00383481"/>
    </style:style>
    <style:style style:name="T16" style:family="text">
      <style:text-properties officeooo:rsid="003bb682"/>
    </style:style>
    <style:style style:name="T17" style:family="text">
      <style:text-properties officeooo:rsid="003ce2f7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3ce2f7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3ce2f7"/>
    </style:style>
    <style:style style:name="T22" style:family="text">
      <style:text-properties officeooo:rsid="003d70ea"/>
    </style:style>
    <style:style style:name="T23" style:family="text">
      <style:text-properties officeooo:rsid="003da1ac"/>
    </style:style>
    <style:style style:name="T24" style:family="text">
      <style:text-properties officeooo:rsid="003fe3ec"/>
    </style:style>
    <style:style style:name="T25" style:family="text">
      <style:text-properties officeooo:rsid="004223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Overview</text:h>
      <text:p text:style-name="P6"><text:span text:style-name="T14">In this practical, the goal was to play the role </text:span>of a Research Software Engineer <text:span text:style-name="T14">and to use Python to define new data types that can be used for exploring discrete mathematical structures...</text:span></text:p>
      <text:h text:style-name="Heading_20_1" text:outline-level="1">Basic Requirements</text:h>
      <text:p text:style-name="P7">The basic requirement of the practical was to implement a class of twisted integers that would support addition, multiplication and printing as a string. The addition and multiplication of the integers was defined by the rules:</text:p>
      <text:p text:style-name="P8"><text:span text:style-name="T4">a ⊕ b = (a + b) mod n </text:span><text:tab/>and <text:tab/><text:span text:style-name="T4">a ⊗ b = (a + b + a · b) mod n</text:span></text:p>
      <text:p text:style-name="P9">for Zn, where Zn denotes the set {0, 1, . . . , n − 1}. <text:span text:style-name="T15">As it can be seen, the result of the operations is reduced to modulo n, where the value of n should be the same for both twisted integers in the arithmetic operation. [1]</text:span></text:p>
      <text:h text:style-name="P26" text:outline-level="1">Additional Requirements</text:h>
      <text:p text:style-name="P3"><text:span text:style-name="T8">(Easy) Function to find all elements where </text:span><text:span text:style-name="T9">x</text:span><text:span text:style-name="T7"> ⊗ </text:span><text:span text:style-name="T9">x</text:span><text:span text:style-name="T7"> = 1 </text:span><text:span text:style-name="T9">for a given n</text:span><text:span text:style-name="T7">:</text:span></text:p>
      <text:p text:style-name="P13"/>
      <text:p text:style-name="P21"><text:span text:style-name="T6">(Easy) Functions to check whether for a given n certain arithmetic properties hold</text:span>:</text:p>
      <text:p text:style-name="P29">For this task, five new static functions were given to the TwistedInt-class. <text:span text:style-name="T24">Each of these functions tests one of the arithmetic properties for a given n, and outputs either True or False, depending on whether for that n the arithmetic property holds or not.</text:span></text:p>
      <text:p text:style-name="P30">In properties a, b, c and d it is not required to examine all of the possible values of x, y (and z), since some of them turn out to be redundant. In the final property, all combinations of x y and z have to be tested, since it cannot be confirmed that property (a) is valid for that n.</text:p>
      <text:p text:style-name="P30">In reality, it turns out properties a, b, c and d seem to always be true. <text:span text:style-name="T25">In fact, we were able to prove a, b and c to be always true. </text:span>Meanwhile, (e) will be false for n greater than 1, since at values (0, 0, 1) the answer will always be false.</text:p>
      <text:p text:style-name="P23">(Easy) Twisted Integers:</text:p>
      <text:p text:style-name="P16">TwistedIntegers object contains a list of TwistedInts objects from 0 to (<text:span text:style-name="T4">n</text:span>-1), provided the <text:span text:style-name="T4">n</text:span> is given at the time of object creation. <text:span text:style-name="T4">Size</text:span> function calculates the length of the list and returns an integer (equal to <text:span text:style-name="T4">n</text:span><text:span text:style-name="T5">)</text:span>.</text:p>
      <text:p text:style-name="P22">(Medium) <text:span text:style-name="T10">Iterators:</text:span></text:p>
      <text:p text:style-name="P17">A TwistedIntegersIterator object is constructed using a TwistedIntegers object and made iterable using functions <text:span text:style-name="T4">__iter__(self)</text:span> and <text:span text:style-name="T4">next(self)</text:span><text:span text:style-name="T5">.</text:span></text:p>
      <text:p text:style-name="P22">(Medium) <text:span text:style-name="T11">More iterators</text:span>:</text:p>
      <text:p text:style-name="P15"/>
      <text:p text:style-name="P24">(Medium) <text:span text:style-name="T11">Even more iterators</text:span>:</text:p>
      <text:p text:style-name="P14"><text:soft-page-break/>Do you want these to be at one or three blocks? // <text:span text:style-name="T16">probably can be merged into one, since medium 2 and medium 3 are not very different</text:span></text:p>
      <text:p text:style-name="P25">(<text:span text:style-name="T12">Hard</text:span>) <text:span text:style-name="T12">Matrices</text:span>:</text:p>
      <text:p text:style-name="P19">The TwistedMatrix object is constructed using lists of TwistedInt objects (not TwistedIntegers objects), accordingly to the rules of mathematics. One list of TwistedInts corresponds to one row in the matrix.</text:p>
      <text:p text:style-name="P19">Addition of matrices is implemented for n-dimensional matrices (however, it is checked that it is possible to add them together accordingly to mathematical rules). After the addition is done, the result is returned as a new TwistedMatrix object. <text:span text:style-name="T17">The complexity of addition operation is expected to be O(L) where L is the total number of elements, or O(N</text:span><text:span text:style-name="T19">2</text:span><text:span text:style-name="T21">) if using square matrices of size N</text:span><text:span text:style-name="T17">.</text:span></text:p>
      <text:p text:style-name="P20">Multiplication of matrices is also implemented for n-dimensional matrices with the proper checks applied. The result of multiplication is returned as a new TwistedMatrix object. Due to three while() loops, the complexity of the operation is expected to be O(MNP) for matrices m-by-n and n-by-p, or O(N<text:span text:style-name="T18">3</text:span><text:span text:style-name="T20">) for square matrices of size N.</text:span></text:p>
      <text:p text:style-name="P25">(<text:span text:style-name="T12">Hard</text:span>) <text:span text:style-name="T12">Code coverage and doctesting</text:span>:</text:p>
      <text:p text:style-name="P18"/>
      <text:p text:style-name="P2">Overall <text:span text:style-name="T13">comments?</text:span></text:p>
      <text:h text:style-name="Heading_20_1" text:outline-level="1">Testing</text:h>
      <text:p text:style-name="P11">Modular automated tests, covering normal, corner and edge cases, are provided for each class (<text:span text:style-name="T4">iteratortests.py, twistedintegerstests.py, twistedinttests.py </text:span>and <text:span text:style-name="T4">twistedmatrixtests.py</text:span>) and run using a test suite located in <text:span text:style-name="T4">testsuite.py. </text:span><text:span text:style-name="T23">All tests have a brief comment describing what part of the requirements they are meant to be testing.</text:span></text:p>
      <text:p text:style-name="P11">To run all tests at once, from the code directory use command:</text:p>
      <text:p text:style-name="P12">python3 testsuite.py</text:p>
      <text:h text:style-name="Heading_20_1" text:outline-level="1">Problems</text:h>
      <text:p text:style-name="P4"/>
      <text:h text:style-name="Heading_20_1" text:outline-level="1">Provenance</text:h>
      <text:p text:style-name="P5">// <text:span text:style-name="T22">Were we given any files for the Practical? I cannot find them in the Practical folder on studres</text:span></text:p>
      <text:h text:style-name="Heading_20_1" text:outline-level="1">Conclusion</text:h>
      <text:p text:style-name="Text_20_body"/>
      <text:h text:style-name="P27" text:outline-level="1"><text:soft-page-break/>Sources</text:h>
      <text:p text:style-name="P10">[1] Practical specification: https://studres.cs.st-andrews.ac.uk/CS2006/Practicals/P1/CS2006-Python1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4.071cm"/>
          <style:tab-stop style:position="8.5cm"/>
          <style:tab-stop style:position="14.044cm"/>
          <style:tab-stop style:position="17cm" style:type="right"/>
        </style:tab-stops>
      </style:paragraph-properties>
    </style:style>
    <style:style style:name="MT1" style:family="text">
      <style:text-properties officeooo:rsid="0029a1be"/>
    </style:style>
    <style:style style:name="MT2" style:family="text">
      <style:text-properties officeooo:rsid="0027db30"/>
    </style:style>
    <style:style style:name="MT3" style:family="text">
      <style:text-properties officeooo:rsid="002b0b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MT1">Python</text:span> 1<text:tab/><text:span text:style-name="MT2">MATRIC_NO<text:tab/></text:span>David Harris-Birtill<text:tab/><text:span text:style-name="MT3">06</text:span>/0<text:span text:style-name="MT3">3</text:span>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$Build-1</meta:generator>
    <meta:creation-date>2018-02-19T10:48:00Z</meta:creation-date>
    <dc:date>2018-03-06T10:50:23.275292341</dc:date>
    <meta:editing-cycles>48</meta:editing-cycles>
    <meta:editing-duration>PT3H25M</meta:editing-duration>
    <meta:document-statistic meta:table-count="0" meta:image-count="0" meta:object-count="0" meta:page-count="3" meta:paragraph-count="36" meta:word-count="678" meta:character-count="3991" meta:non-whitespace-character-count="3347"/>
    <meta:template xlink:type="simple" xlink:actuate="onRequest" xlink:title="" xlink:href="../../Haskell1/Haskell1-Report.odt/Normal.dotm"/>
  </office:meta>
</office:document-meta>
</file>